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in" fo:margin-bottom="0in" style:contextual-spacing="false"/>
    </style:style>
    <style:style style:name="P44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Onjiko Boys High School Examination Grading System</text:span></text:h>
      <text:h text:style-name="Heading_20_2" text:outline-level="2"><text:span text:style-name="Strong_20_Emphasis">Overview:</text:span></text:h>
      <text:list text:style-name="L15">
        <text:list-item>
          <text:p text:style-name="P30">Onjiko Boys High School boasts a diverse academic environment with four forms, each comprising six unique streams (e.g., Form 1A, Form 2C).</text:p>
        </text:list-item>
        <text:list-item>
          <text:p text:style-name="P30">Students embark on a continuous journey within their assigned streams throughout their high school years.</text:p>
        </text:list-item>
        <text:list-item>
          <text:p text:style-name="P29">Subjects are meticulously categorized into four engaging disciplines: Languages, Mathematics, Science Subjects, and Humanity/Technical Subjects.</text:p>
        </text:list-item>
      </text:list>
      <text:h text:style-name="Heading_20_2" text:outline-level="2"><text:span text:style-name="Strong_20_Emphasis">Academic Year Structure:</text:span></text:h>
      <text:list text:style-name="L16">
        <text:list-item>
          <text:p text:style-name="P32">Each academic year, such as 2024 or 2025, unfolds in three distinct terms: Term One, Term Two, and Term Three.</text:p>
        </text:list-item>
        <text:list-item>
          <text:p text:style-name="P31">The academic rhythm is punctuated by two exam cycles: Cycle One and Cycle Two, adding depth to the evaluation process.</text:p>
        </text:list-item>
      </text:list>
      <text:h text:style-name="Heading_20_2" text:outline-level="2"><text:span text:style-name="Strong_20_Emphasis">Subject Structure (Form 1 &amp; Form 2):</text:span></text:h>
      <text:list text:style-name="L17">
        <text:list-item>
          <text:p text:style-name="P34"><text:span text:style-name="Strong_20_Emphasis">Compulsory subjects</text:span> for Form 1 and Form 2 students form a rich foundation: English, Kiswahili, Mathematics, Chemistry, Biology, Physics, CRE, History, Geography, Agriculture, Business Studies, and Computer Studies.</text:p>
        </text:list-item>
        <text:list-item>
          <text:p text:style-name="P34">Subject assessments follow a dual-phase approach, with marks attributed to Cycle One and Cycle Two.</text:p>
        </text:list-item>
        <text:list-item>
          <text:p text:style-name="P34">The harmonious blend of Cycle One and Cycle Two marks culminates in the End Term marks, calculated as the average of the two cycles.</text:p>
        </text:list-item>
        <text:list-item>
          <text:p text:style-name="P33">A bespoke grading system assigns letter grades based on specific grade ranges, ensuring a comprehensive evaluation.</text:p>
        </text:list-item>
      </text:list>
      <text:h text:style-name="Heading_20_2" text:outline-level="2"><text:span text:style-name="Strong_20_Emphasis">Grading System:</text:span></text:h>
      <text:list text:style-name="L18">
        <text:list-item>
          <text:p text:style-name="P36"><text:span text:style-name="Strong_20_Emphasis">Letter Grades:</text:span></text:p>
          <text:list>
            <text:list-item>
              <text:p text:style-name="P36">A: 80-100</text:p>
            </text:list-item>
            <text:list-item>
              <text:p text:style-name="P36">A-: 75-79</text:p>
            </text:list-item>
            <text:list-item>
              <text:p text:style-name="P36">B+: 70-74</text:p>
            </text:list-item>
            <text:list-item>
              <text:p text:style-name="P36">B: 65-69</text:p>
            </text:list-item>
            <text:list-item>
              <text:p text:style-name="P36">B-: 60-64</text:p>
            </text:list-item>
            <text:list-item>
              <text:p text:style-name="P36">C+: 55-59</text:p>
            </text:list-item>
            <text:list-item>
              <text:p text:style-name="P36">C: 50-54</text:p>
            </text:list-item>
            <text:list-item>
              <text:p text:style-name="P36">C-: 45-49</text:p>
            </text:list-item>
            <text:list-item>
              <text:p text:style-name="P36">D+: 40-44</text:p>
            </text:list-item>
            <text:list-item>
              <text:p text:style-name="P36">D: 35-39</text:p>
            </text:list-item>
            <text:list-item>
              <text:p text:style-name="P36"><text:soft-page-break/>D-: 30-34</text:p>
            </text:list-item>
            <text:list-item>
              <text:p text:style-name="P36">E: 0-29</text:p>
            </text:list-item>
          </text:list>
        </text:list-item>
        <text:list-item>
          <text:p text:style-name="P35"><text:span text:style-name="Strong_20_Emphasis">Marks Calculation:</text:span></text:p>
        </text:list-item>
      </text:list>
      <text:p text:style-name="P1">plaintext</text:p>
      <text:p text:style-name="Preformatted_20_Text"><text:span text:style-name="Source_20_Text">| Subject <text:s text:c="10"/>| CycleOneMarks | CycleOneGrade | CycleTwoMarks | CycleTwoGrade | EndTermMarks <text:s/>| EndTermGrade |</text:span></text:p>
      <text:p text:style-name="Preformatted_20_Text"><text:span text:style-name="Source_20_Text">|-------------------|---------------|---------------|---------------|---------------|---------------|--------------|</text:span></text:p>
      <text:p text:style-name="Preformatted_20_Text"><text:span text:style-name="Source_20_Text">| English <text:s text:c="10"/>| eng1 <text:s text:c="9"/>| <text:s text:c="14"/>| eng2 <text:s text:c="9"/>| <text:s text:c="14"/>| (eng1 + eng2)/2| <text:s text:c="13"/>|</text:span></text:p>
      <text:p text:style-name="Preformatted_20_Text"><text:span text:style-name="Source_20_Text">| Kiswahili <text:s text:c="8"/>| kis1 <text:s text:c="9"/>| <text:s text:c="14"/>| kis2 <text:s text:c="9"/>| <text:s text:c="14"/>| (kis1 + kis2)/2| <text:s text:c="13"/>|</text:span></text:p>
      <text:p text:style-name="Preformatted_20_Text"><text:span text:style-name="Source_20_Text">| Mathematics <text:s text:c="6"/>| mat1 <text:s text:c="9"/>| <text:s text:c="14"/>| mat2 <text:s text:c="9"/>| <text:s text:c="14"/>| (mat1 + mat2)/2| <text:s text:c="13"/>|</text:span></text:p>
      <text:p text:style-name="Preformatted_20_Text"><text:span text:style-name="Source_20_Text">| Chemistry <text:s text:c="8"/>| chem1 <text:s text:c="8"/>| <text:s text:c="14"/>| chem2 <text:s text:c="8"/>| <text:s text:c="14"/>| (chem1 + chem2)/2| <text:s text:c="12"/>|</text:span></text:p>
      <text:p text:style-name="Preformatted_20_Text"><text:span text:style-name="Source_20_Text">| ... <text:s text:c="14"/>| ... <text:s text:c="10"/>| ... <text:s text:c="10"/>| ... <text:s text:c="10"/>| ... <text:s text:c="10"/>| ... <text:s text:c="10"/>| ... <text:s text:c="9"/>|</text:span></text:p>
      <text:p text:style-name="Preformatted_20_Text"><text:span text:style-name="Source_20_Text">| Mean Marks <text:s text:c="7"/>| (CycleOneMarks/12)| <text:s text:c="11"/>| (CycleTwoMarks/12)| <text:s text:c="9"/>| (EndTermMarks/12)| <text:s text:c="11"/>|</text:span></text:p>
      <text:p text:style-name="P1"><text:span text:style-name="Source_20_Text">| Mean Grade <text:s text:c="7"/>| <text:s text:c="14"/>| <text:s text:c="14"/>| <text:s text:c="14"/>| <text:s text:c="14"/>| <text:s text:c="14"/>| <text:s text:c="13"/>|</text:span></text:p>
      <text:h text:style-name="Heading_20_2" text:outline-level="2"><text:span text:style-name="Strong_20_Emphasis">Transcript:</text:span></text:h>
      <text:list text:style-name="L19">
        <text:list-item>
          <text:p text:style-name="P38">At the conclusion of each session, students are presented with a comprehensive transcript, featuring:</text:p>
          <text:list>
            <text:list-item>
              <text:p text:style-name="P38">Name of the student</text:p>
            </text:list-item>
            <text:list-item>
              <text:p text:style-name="P38">Admission number</text:p>
            </text:list-item>
            <text:list-item>
              <text:p text:style-name="P38">Overall position</text:p>
            </text:list-item>
            <text:list-item>
              <text:p text:style-name="P38">Stream position</text:p>
            </text:list-item>
            <text:list-item>
              <text:p text:style-name="P38">Marks and grades for each subject</text:p>
            </text:list-item>
            <text:list-item>
              <text:p text:style-name="P38">Overall grade</text:p>
            </text:list-item>
            <text:list-item>
              <text:p text:style-name="P37">Insightful class teacher remarks</text:p>
            </text:list-item>
          </text:list>
        </text:list-item>
      </text:list>
      <text:h text:style-name="Heading_20_2" text:outline-level="2"><text:span text:style-name="Strong_20_Emphasis">Form 3 &amp; Form 4:</text:span></text:h>
      <text:list text:style-name="L20">
        <text:list-item>
          <text:p text:style-name="P40">Students are granted the freedom to curate their academic journey by selecting a maximum of 8 subjects.</text:p>
        </text:list-item>
        <text:list-item>
          <text:p text:style-name="P40">Core subjects encompass English, Kiswahili, Mathematics, Chemistry, and Biology.</text:p>
        </text:list-item>
        <text:list-item>
          <text:p text:style-name="P40">A strategic choice between Physics and CRE marks a pivotal decision.</text:p>
        </text:list-item>
        <text:list-item>
          <text:p text:style-name="P40">Further, students must opt for one among Agriculture, Business Studies, and Computer Studies.</text:p>
        </text:list-item>
        <text:list-item>
          <text:p text:style-name="P40">A dynamic interplay between History and Geography offers varied academic trajectories, with an option to choose CRE or Physics and a technical subject.</text:p>
        </text:list-item>
        <text:list-item>
          <text:p text:style-name="P39">Subject teachers input student marks, and the director of studies curates comprehensive transcripts.</text:p>
        </text:list-item>
      </text:list>
      <text:h text:style-name="Heading_20_2" text:outline-level="2"><text:soft-page-break/><text:span text:style-name="Strong_20_Emphasis">Output:</text:span></text:h>
      <text:list text:style-name="L21">
        <text:list-item>
          <text:p text:style-name="P41">In a seamless digital experience, transcripts are available for download in the universally accepted PDF forma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9:24:01.850523982</meta:creation-date>
    <dc:date>2024-02-21T09:48:33.448678910</dc:date>
    <meta:editing-duration>PT24M30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3" meta:paragraph-count="56" meta:word-count="517" meta:character-count="3528" meta:non-whitespace-character-count="2635"/>
  </office:meta>
</office:document-meta>
</file>